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31.66pt"/>
    </style:style>
    <style:style style:name="ro1" style:family="table-row">
      <style:table-row-properties style:row-height="158.2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10,</text:p>
            <text:p>"maxDonchianEntryValue":20,</text:p>
            <text:p>"minDonchianExitValue":2,</text:p>
            <text:p>"maxDonchianExitValue":10,</text:p>
            <text:p>"initialDate":"2006-01-01",</text:p>
            <text:p>"finalDate":"2007-01-01",</text:p>
            <text:p>"riskRate":0.01,</text:p>
            <text:p>"trainingSizeInMonths":8,</text:p>
            <text:p>"windowSizeInMonths":1,</text:p>
            <text:p>"accountInitialValue":10000</text:p>
            <text:p>}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10,</text:p>
            <text:p>"maxDonchianEntryValue":20,</text:p>
            <text:p>"minDonchianExitValue":2,</text:p>
            <text:p>"maxDonchianExitValue":10,</text:p>
            <text:p>"initialDate":"2006-01-01",</text:p>
            <text:p>"finalDate":"2008-01-01",</text:p>
            <text:p>"riskRate":0.01,</text:p>
            <text:p>"trainingSizeInMonths":8,</text:p>
            <text:p>"windowSizeInMonths":1,</text:p>
            <text:p>"accountInitialValue":10000</text:p>
            <text:p>}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10,</text:p>
            <text:p>"maxDonchianEntryValue":20,</text:p>
            <text:p>"minDonchianExitValue":2,</text:p>
            <text:p>"maxDonchianExitValue":10,</text:p>
            <text:p>"initialDate":"2005-12-01",</text:p>
            <text:p>"finalDate":"2007-01-01",</text:p>
            <text:p>"riskRate":0.01,</text:p>
            <text:p>"trainingSizeInMonths":8,</text:p>
            <text:p>"windowSizeInMonths":1,</text:p>
            <text:p>"accountInitialValue":10000</text:p>
            <text:p>}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10,</text:p>
            <text:p>"maxDonchianEntryValue":20,</text:p>
            <text:p>"minDonchianExitValue":2,</text:p>
            <text:p>"maxDonchianExitValue":10,</text:p>
            <text:p>"initialDate":"2005-12-01",</text:p>
            <text:p>"finalDate":"2007-01-01",</text:p>
            <text:p>"riskRate":0.01,</text:p>
            <text:p>"trainingSizeInMonths":9,</text:p>
            <text:p>"windowSizeInMonths":1,</text:p>
            <text:p>"accountInitialValue":10000</text:p>
            <text:p>}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10,</text:p>
            <text:p>"maxDonchianEntryValue":20,</text:p>
            <text:p>"minDonchianExitValue":2,</text:p>
            <text:p>"maxDonchianExitValue":10,</text:p>
            <text:p>"initialDate":"2005-11-01",</text:p>
            <text:p>"finalDate":"2007-01-01",</text:p>
            <text:p>"riskRate":0.01,</text:p>
            <text:p>"trainingSizeInMonths":10,</text:p>
            <text:p>"windowSizeInMonths":1,</text:p>
            <text:p>"accountInitialValue":10000</text:p>
            <text:p>}</text:p>
          </table:table-cell>
          <table:covered-table-cell table:number-columns-repeated="2"/>
        </table:table-row>
        <table:table-row table:style-name="ro2">
          <table:table-cell table:style-name="ce1"/>
          <table:table-cell table:number-columns-repeated="20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1, window size=4</text:p>
          </table:table-cell>
          <table:covered-table-cell table:number-columns-repeated="2" table:style-name="ce3"/>
          <table:table-cell table:number-columns-repeated="2"/>
          <table:table-cell table:style-name="ce2" office:value-type="string" calcext:value-type="string" table:number-columns-spanned="3" table:number-rows-spanned="1">
            <text:p>training size=8, window size=1</text:p>
          </table:table-cell>
          <table:covered-table-cell table:number-columns-repeated="2" table:style-name="ce3"/>
          <table:table-cell table:number-columns-repeated="2"/>
          <table:table-cell table:style-name="ce2" office:value-type="string" calcext:value-type="string" table:number-columns-spanned="3" table:number-rows-spanned="1">
            <text:p>training size=8, window size=1</text:p>
          </table:table-cell>
          <table:covered-table-cell table:number-columns-repeated="2" table:style-name="ce3"/>
          <table:table-cell/>
          <table:table-cell table:style-name="ce2" office:value-type="string" calcext:value-type="string" table:number-columns-spanned="3" table:number-rows-spanned="1">
            <text:p>training size=8, window size=1</text:p>
          </table:table-cell>
          <table:covered-table-cell table:number-columns-repeated="2" table:style-name="ce3"/>
          <table:table-cell/>
          <table:table-cell table:style-name="ce2" office:value-type="string" calcext:value-type="string" table:number-columns-spanned="3" table:number-rows-spanned="1">
            <text:p>training size=8, window size=1</text:p>
          </table:table-cell>
          <table:covered-table-cell table:number-columns-repeated="2" table:style-name="ce3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/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/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6188.19" calcext:value-type="float">
            <text:p>6188.1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649.57" calcext:value-type="float">
            <text:p>18649.5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0478.23" calcext:value-type="float">
            <text:p>10478.23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1215.29" calcext:value-type="float">
            <text:p>11215.2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1425.43" calcext:value-type="float">
            <text:p>11425.43</text:p>
          </table:table-cell>
          <table:table-cell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6465.73" calcext:value-type="float">
            <text:p>6465.73</text:p>
          </table:table-cell>
          <table:table-cell table:number-columns-repeated="19"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7472.26" calcext:value-type="float">
            <text:p>7472.26</text:p>
          </table:table-cell>
          <table:table-cell table:number-columns-repeated="19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038.95" calcext:value-type="float">
            <text:p>9038.95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ce6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2, window size=4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714.78" calcext:value-type="float">
            <text:p>9714.78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3, window size=4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866.07" calcext:value-type="float">
            <text:p>9866.07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4, window size=4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512.91" calcext:value-type="float">
            <text:p>9512.91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5, window size=4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8777.52" calcext:value-type="float">
            <text:p>8777.52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6, window size=4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10558.82" calcext:value-type="float">
            <text:p>10558.82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7, window size=4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10737.89" calcext:value-type="float">
            <text:p>10737.89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8, window size=4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11352.55" calcext:value-type="float">
            <text:p>11352.55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4" office:value-type="string" calcext:value-type="string" table:number-columns-spanned="3" table:number-rows-spanned="1">
            <text:p>training size=8, window size=3</text:p>
          </table:table-cell>
          <table:covered-table-cell table:number-columns-repeated="2" table:style-name="ce5"/>
          <table:table-cell table:number-columns-repeated="18"/>
        </table:table-row>
        <table:table-row table:style-name="ro2">
          <table:table-cell table:style-name="ce5" office:value-type="string" calcext:value-type="string">
            <text:p>Risco</text:p>
          </table:table-cell>
          <table:table-cell table:style-name="ce5" office:value-type="string" calcext:value-type="string">
            <text:p>saldo</text:p>
          </table:table-cell>
          <table:table-cell table:style-name="ce5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11310.72" calcext:value-type="float">
            <text:p>11310.72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8, window size=2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11347.96" calcext:value-type="float">
            <text:p>11347.96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1">
            <text:p>training size=8, window size=1</text:p>
          </table:table-cell>
          <table:covered-table-cell table:number-columns-repeated="2"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Risco</text:p>
          </table:table-cell>
          <table:table-cell table:style-name="ce3" office:value-type="string" calcext:value-type="string">
            <text:p>saldo</text:p>
          </table:table-cell>
          <table:table-cell table:style-name="ce3"/>
          <table:table-cell table:number-columns-repeated="1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11375.87" calcext:value-type="float">
            <text:p>11375.87</text:p>
          </table:table-cell>
          <table:table-cell table:number-columns-repeated="19"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12084.06" calcext:value-type="float">
            <text:p>12084.06</text:p>
          </table:table-cell>
          <table:table-cell table:number-columns-repeated="19"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12286.07" calcext:value-type="float">
            <text:p>12286.07</text:p>
          </table:table-cell>
          <table:table-cell table:number-columns-repeated="19"/>
        </table:table-row>
        <table:table-row table:style-name="ro2">
          <table:table-cell office:value-type="float" office:value="0.04" calcext:value-type="float">
            <text:p>0.04</text:p>
          </table:table-cell>
          <table:table-cell office:value-type="float" office:value="11882.1" calcext:value-type="float">
            <text:p>11882.1</text:p>
          </table:table-cell>
          <table:table-cell table:number-columns-repeated="19"/>
        </table:table-row>
        <table:table-row table:style-name="ro2" table:number-rows-repeated="104852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number-columns-repeated="3" table:default-cell-style-name="Default"/>
        <table:table-column table:style-name="co4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10,</text:p>
            <text:p>"maxDonchianEntryValue":20,</text:p>
            <text:p>"minDonchianExitValue":2,</text:p>
            <text:p>"maxDonchianExitValue":10,</text:p>
            <text:p>"initialDate":"2005-12-01",</text:p>
            <text:p>"finalDate":"2007-01-01",</text:p>
            <text:p>"riskRate":0.01,</text:p>
            <text:p>"trainingSizeInMonths":1,</text:p>
            <text:p>"windowSizeInMonths":1,</text:p>
            <text:p>"accountInitialValue":10000</text:p>
            <text:p>}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11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2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10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3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9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4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8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5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7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6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6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7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 table:number-columns-repeated="997"/>
        </table:table-row>
        <table:table-row table:style-name="ro2">
          <table:table-cell table:style-name="ce3" office:value-type="string" calcext:value-type="string">
            <text:p>Saldo:</text:p>
          </table:table-cell>
          <table:table-cell office:value-type="float" office:value="11408.95" calcext:value-type="float">
            <text:p>11408.95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152.4" calcext:value-type="float">
            <text:p>10152.4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794.33" calcext:value-type="float">
            <text:p>10794.33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938.37" calcext:value-type="float">
            <text:p>10938.37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259.26" calcext:value-type="float">
            <text:p>10259.26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9883.03" calcext:value-type="float">
            <text:p>9883.03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856.59" calcext:value-type="float">
            <text:p>10856.59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100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5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8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4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9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3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0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2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1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1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2,</text:span></text:p>
            <text:p><text:span text:style-name="T1">"windowSizeInMonths":1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table:number-columns-spanned="3" table:number-rows-spanned="1"/>
          <table:covered-table-cell table:number-columns-repeated="2"/>
          <table:table-cell table:number-columns-repeated="1001"/>
        </table:table-row>
        <table:table-row table:style-name="ro2">
          <table:table-cell table:style-name="ce3" office:value-type="string" calcext:value-type="string">
            <text:p>Saldo:</text:p>
          </table:table-cell>
          <table:table-cell office:value-type="float" office:value="11047.44" calcext:value-type="float">
            <text:p>11047.44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492" calcext:value-type="float">
            <text:p>10492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975.78" calcext:value-type="float">
            <text:p>10975.78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465.08" calcext:value-type="float">
            <text:p>10465.08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925.97" calcext:value-type="float">
            <text:p>10925.9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1000"/>
        </table:table-row>
        <table:table-row table:style-name="ro1">
          <table:table-cell table:style-name="ce1" office:value-type="string" calcext:value-type="string" table:number-columns-spanned="3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10,</text:p>
            <text:p>"maxDonchianEntryValue":20,</text:p>
            <text:p>"minDonchianExitValue":2,</text:p>
            <text:p>"maxDonchianExitValue":10,</text:p>
            <text:p>"initialDate":"2005-12-01",</text:p>
            <text:p>"finalDate":"2007-01-01",</text:p>
            <text:p>"riskRate":0.01,</text:p>
            <text:p>"trainingSizeInMonths":1,</text:p>
            <text:p>"windowSizeInMonths":2,</text:p>
            <text:p>"accountInitialValue":10000</text:p>
            <text:p>}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11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2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10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3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9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4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8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5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7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6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6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7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 table:number-columns-repeated="997"/>
        </table:table-row>
        <table:table-row table:style-name="ro2">
          <table:table-cell table:style-name="ce3" office:value-type="string" calcext:value-type="string">
            <text:p>Saldo:</text:p>
          </table:table-cell>
          <table:table-cell/>
          <table:table-cell office:value-type="float" office:value="10201.75" calcext:value-type="float">
            <text:p>10201.75</text:p>
          </table:table-cell>
          <table:table-cell/>
          <table:table-cell table:style-name="ce3" office:value-type="string" calcext:value-type="string">
            <text:p>Saldo:</text:p>
          </table:table-cell>
          <table:table-cell office:value-type="float" office:value="11876.77" calcext:value-type="float">
            <text:p>11876.77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557.48" calcext:value-type="float">
            <text:p>10557.48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294.65" calcext:value-type="float">
            <text:p>10294.65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9874.05" calcext:value-type="float">
            <text:p>9874.05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260.55" calcext:value-type="float">
            <text:p>10260.55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346" calcext:value-type="float">
            <text:p>10346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1000"/>
        </table:table-row>
        <table:table-row table:style-name="ro1">
          <table:table-cell table:style-name="ce8" office:value-type="string" calcext:value-type="string" table:number-columns-spanned="3" table:number-rows-spanned="1">
            <text:p>cp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4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9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3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0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2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1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10,</text:span></text:p>
            <text:p><text:span text:style-name="T1">"maxDonchianEntryValue":20,</text:span></text:p>
            <text:p><text:span text:style-name="T1">"minDonchianExitValue":2,</text:span></text:p>
            <text:p><text:span text:style-name="T1">"maxDonchianExitValue":10,</text:span></text:p>
            <text:p><text:span text:style-name="T1">"initialDate":"2005-01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2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table:number-columns-spanned="3" table:number-rows-spanned="1"/>
          <table:covered-table-cell table:number-columns-repeated="2"/>
          <table:table-cell table:number-columns-repeated="1001"/>
        </table:table-row>
        <table:table-row table:style-name="ro2">
          <table:table-cell table:style-name="ce3" office:value-type="string" calcext:value-type="string">
            <text:p>Saldo:</text:p>
          </table:table-cell>
          <table:table-cell office:value-type="float" office:value="10897.18" calcext:value-type="float">
            <text:p>10897.18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406.29" calcext:value-type="float">
            <text:p>10406.29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1244.26" calcext:value-type="float">
            <text:p>11244.26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515" calcext:value-type="float">
            <text:p>10515</text:p>
          </table:table-cell>
          <table:table-cell table:number-columns-repeated="2"/>
          <table:table-cell table:style-name="ce3" office:value-type="string" calcext:value-type="string">
            <text:p>Saldo:</text:p>
          </table:table-cell>
          <table:table-cell office:value-type="float" office:value="10920.06" calcext:value-type="float">
            <text:p>10920.0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100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2,</text:span></text:p>
            <text:p><text:span text:style-name="T1">"maxDonchianEntryValue":100,</text:span></text:p>
            <text:p><text:span text:style-name="T1">"minDonchianExitValue":2,</text:span></text:p>
            <text:p><text:span text:style-name="T1">"maxDonchianExitValue":100,</text:span></text:p>
            <text:p><text:span text:style-name="T1">"initialDate":"2005-01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2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2,</text:span></text:p>
            <text:p><text:span text:style-name="T1">"maxDonchianEntryValue":50,</text:span></text:p>
            <text:p><text:span text:style-name="T1">"minDonchianExitValue":2,</text:span></text:p>
            <text:p><text:span text:style-name="T1">"maxDonchianExitValue":50,</text:span></text:p>
            <text:p><text:span text:style-name="T1">"initialDate":"2005-01-01",</text:span></text:p>
            <text:p><text:span text:style-name="T1">"finalDate":"2007-01-01",</text:span></text:p>
            <text:p><text:span text:style-name="T1">"riskRate":0.01,</text:span></text:p>
            <text:p><text:span text:style-name="T1">"trainingSizeInMonths":12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2,</text:span></text:p>
            <text:p><text:span text:style-name="T1">"maxDonchianEntryValue":50,</text:span></text:p>
            <text:p><text:span text:style-name="T1">"minDonchianExitValue":2,</text:span></text:p>
            <text:p><text:span text:style-name="T1">"maxDonchianExitValue":50,</text:span></text:p>
            <text:p><text:span text:style-name="T1">"initialDate":"2006-01-01",</text:span></text:p>
            <text:p><text:span text:style-name="T1">"finalDate":"2008-01-01",</text:span></text:p>
            <text:p><text:span text:style-name="T1">"riskRate":0.01,</text:span></text:p>
            <text:p><text:span text:style-name="T1">"trainingSizeInMonths":12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2,</text:p>
            <text:p>"maxDonchianEntryValue":50,</text:p>
            <text:p>"minDonchianExitValue":2,</text:p>
            <text:p>"maxDonchianExitValue":50,</text:p>
            <text:p>"initialDate":"2007-01-01",</text:p>
            <text:p>"finalDate":"2009-01-01",</text:p>
            <text:p>"riskRate":0.01,</text:p>
            <text:p>"trainingSizeInMonths":12,</text:p>
            <text:p>"windowSizeInMonths":2,</text:p>
            <text:p>"accountInitialValue":10000</text:p>
            <text:p>}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{</text:p>
            <text:p>"stockHistoryFile":"/tmp/cotacoes.txt",</text:p>
            <text:p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p>
            <text:p>"minDochianEntryValue":2,</text:p>
            <text:p>"maxDonchianEntryValue":50,</text:p>
            <text:p>"minDonchianExitValue":2,</text:p>
            <text:p>"maxDonchianExitValue":50,</text:p>
            <text:p>"initialDate":"2008-01-01",</text:p>
            <text:p>"finalDate":"2010-01-01",</text:p>
            <text:p>"riskRate":0.01,</text:p>
            <text:p>"trainingSizeInMonths":12,</text:p>
            <text:p>"windowSizeInMonths":2,</text:p>
            <text:p>"accountInitialValue":10000</text:p>
            <text:p>}</text:p>
          </table:table-cell>
          <table:covered-table-cell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Saldo:</text:p>
          </table:table-cell>
          <table:table-cell office:value-type="float" office:value="11152.83" calcext:value-type="float">
            <text:p>11152.83</text:p>
          </table:table-cell>
          <table:table-cell table:number-columns-repeated="2"/>
          <table:table-cell office:value-type="string" calcext:value-type="string">
            <text:p>Saldo:</text:p>
          </table:table-cell>
          <table:table-cell office:value-type="float" office:value="11152.83" calcext:value-type="float">
            <text:p>11152.83</text:p>
          </table:table-cell>
          <table:table-cell table:number-columns-repeated="2"/>
          <table:table-cell office:value-type="string" calcext:value-type="string">
            <text:p>Saldo:</text:p>
          </table:table-cell>
          <table:table-cell office:value-type="float" office:value="10342.59" calcext:value-type="float">
            <text:p>10342.59</text:p>
          </table:table-cell>
          <table:table-cell table:number-columns-repeated="2"/>
          <table:table-cell office:value-type="string" calcext:value-type="string">
            <text:p>Saldo:</text:p>
          </table:table-cell>
          <table:table-cell office:value-type="float" office:value="5127.7" calcext:value-type="float">
            <text:p>5127.7</text:p>
          </table:table-cell>
          <table:table-cell table:number-columns-repeated="2"/>
          <table:table-cell office:value-type="string" calcext:value-type="string">
            <text:p>Saldo:</text:p>
          </table:table-cell>
          <table:table-cell office:value-type="float" office:value="12244.75" calcext:value-type="float">
            <text:p>12244.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empo</text:p>
          </table:table-cell>
          <table:table-cell office:value-type="string" calcext:value-type="string">
            <text:p>145min</text:p>
          </table:table-cell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39min</text:p>
          </table:table-cell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51min</text:p>
          </table:table-cell>
          <table:table-cell table:number-columns-repeated="2"/>
          <table:table-cell office:value-type="string" calcext:value-type="string">
            <text:p>Tempo:</text:p>
          </table:table-cell>
          <table:table-cell office:value-type="string" calcext:value-type="string">
            <text:p>64min</text:p>
          </table:table-cell>
          <table:table-cell table:number-columns-repeated="2"/>
          <table:table-cell office:value-type="string" calcext:value-type="string">
            <text:p>Tempo;</text:p>
          </table:table-cell>
          <table:table-cell office:value-type="string" calcext:value-type="string">
            <text:p>65min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100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1">{</text:span></text:p>
            <text:p><text:span text:style-name="T1">"stockHistoryFile":"/tmp/cotacoes.txt",</text:span></text:p>
            <text:p><text:span text:style-name="T1">"stockCodesToAnalyze":["BBDC4","BDLL4","BGIP4","BOBR4","BRAP4","BRIV4","CMIG4","CRIV4","CTNM4","ELPL4","ESTR4","FJTA4","GETI4","GGBR4","GOAU4","GOLL4","GUAR4","INEP4","ITSA4","LAME4","LIXC4","MGEL4","MTSA4","MWET4","PCAR4","PETR4","POMO4","RAPT4","RCSL4","SAPR4","SHUL4","SLED4","TEKA4","TOYB4","TRPL4"],</text:span></text:p>
            <text:p><text:span text:style-name="T1">"minDochianEntryValue":2,</text:span></text:p>
            <text:p><text:span text:style-name="T1">"maxDonchianEntryValue":50,</text:span></text:p>
            <text:p><text:span text:style-name="T1">"minDonchianExitValue":2,</text:span></text:p>
            <text:p><text:span text:style-name="T1">"maxDonchianExitValue":50,</text:span></text:p>
            <text:p><text:span text:style-name="T1">"initialDate":"2009-01-01",</text:span></text:p>
            <text:p><text:span text:style-name="T1">"finalDate":"2011-01-01",</text:span></text:p>
            <text:p><text:span text:style-name="T1">"riskRate":0.01,</text:span></text:p>
            <text:p><text:span text:style-name="T1">"trainingSizeInMonths":12,</text:span></text:p>
            <text:p><text:span text:style-name="T1">"windowSizeInMonths":2,</text:span></text:p>
            <text:p><text:span text:style-name="T1">"accountInitialValue":10000</text:span></text:p>
            <text:p><text:span text:style-name="T1">}</text:span>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aldo:</text:p>
          </table:table-cell>
          <table:table-cell office:value-type="float" office:value="7605.14" calcext:value-type="float">
            <text:p>7605.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62min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1:36:58.156253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21:08:47.759550880</meta:creation-date>
    <dc:date>2016-04-10T22:58:24.533461003</dc:date>
    <meta:editing-duration>PT22H13M37S</meta:editing-duration>
    <meta:editing-cycles>43</meta:editing-cycles>
    <meta:generator>LibreOffice/5.0.5.2$Linux_X86_64 LibreOffice_project/00m0$Build-2</meta:generator>
    <meta:document-statistic meta:table-count="2" meta:cell-count="194" meta:object-count="0"/>
  </office:meta>
</office:document-meta>
</file>